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9236in" table:align="left"/>
    </style:style>
    <style:style style:name="Table2.A" style:family="table-column">
      <style:table-column-properties style:column-width="0.9931in"/>
    </style:style>
    <style:style style:name="Table2.B" style:family="table-column">
      <style:table-column-properties style:column-width="4.6597in"/>
    </style:style>
    <style:style style:name="Table2.C" style:family="table-column">
      <style:table-column-properties style:column-width="1.2708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P1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Arial" fo:font-size="6pt" style:font-size-asian="6pt" style:font-size-complex="6pt"/>
    </style:style>
    <style:style style:name="P6" style:family="paragraph" style:parent-style-name="Standard">
      <style:paragraph-properties fo:text-align="center" style:justify-single-word="false"/>
      <style:text-properties style:font-name="Arial" fo:font-weight="normal" style:font-weight-asian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6pt" style:font-size-asian="6pt" style:font-size-complex="6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6pt" style:font-size-asian="6pt" style:font-size-complex="6pt"/>
    </style:style>
    <style:style style:name="P11" style:family="paragraph" style:parent-style-name="Table_20_Contents">
      <style:paragraph-properties fo:text-align="justify" style:justify-single-wor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font-style="italic" style:font-size-asian="9pt" style:font-style-asian="italic" style:font-size-complex="9pt" style:font-style-complex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006600"/>
    </style:style>
    <style:style style:name="T8" style:family="text">
      <style:text-properties fo:color="#006600" fo:font-weight="bold" style:font-weight-asian="bold" style:font-weight-complex="bold"/>
    </style:style>
    <style:style style:name="T9" style:family="text">
      <style:text-properties fo:font-size="9.5pt" style:font-size-asian="9.5pt" style:font-size-complex="9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Workshop User Group of Applewood Pointe of Apple Valley, Minnesota</text:p>
      <text:p text:style-name="P4"/>
      <text:p text:style-name="P4">“<text:span text:style-name="T3">Workshop Users Manual</text:span>” <text:s/>...</text:p>
      <text:p text:style-name="P1"/>
      <text:p text:style-name="P2">11/01/2022</text:p>
      <text:p text:style-name="P2"/>
      <text:p text:style-name="P2">Pending Workshop Users,</text:p>
      <text:p text:style-name="P4"/>
      <text:p text:style-name="P2">Initially, <text:span text:style-name="T1">until ownership transfers to the resident Board of Directors (</text:span><text:span text:style-name="T2">see below</text:span><text:span text:style-name="T1">)</text:span>, the Applewood Point of Apple Valley's single page <text:span text:style-name="T4">SHOP SAFETY RULES</text:span><text:span text:style-name="T5"> - </text:span><text:span text:style-name="T6">no other Workshop policies or manual - </text:span>only must be used.</text:p>
      <text:p text:style-name="P2">(Please see attached: <text:s/>APAV100122ShopSafetyRules&amp; Waiver)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8">As included in Applewood Points's Information Bulletin 54639/031721 <text:s/>…</text:p>
            <text:p text:style-name="P11">The members will elect their own Board of Directors at the first annual members' meeting which will be held within sixty (60) days following the final closing of the HUD/FHA insured mortgage loan which closing will occur after construction completion and the commencement of occupancy by the members. <text:s/>At the first annual meeting, the Members will elect a five (5) person Board of Directors, all of whom must be members of the Cooperative.</text:p>
          </table:table-cell>
          <table:table-cell table:style-name="Table2.C1" office:value-type="string">
            <text:p text:style-name="P7"/>
          </table:table-cell>
        </table:table-row>
      </table:table>
      <text:p text:style-name="P2"><text:s/></text:p>
      <text:p text:style-name="P2">Then, <text:span text:style-name="T1">when the resident Board of Directors has been established (</text:span><text:span text:style-name="T2">see above</text:span><text:span text:style-name="T1">)</text:span>, the resident Workshop User's more comprehensive <text:span text:style-name="T3">Workshop Users Manual</text:span> – that we pending Workshop Users have drafted - may be adopted.</text:p>
      <text:p text:style-name="P2">(Please see attached: <text:s/>APAV100122WorkshopUsersManDft)</text:p>
      <text:p text:style-name="P2">(Please see attached: <text:s/>APAV100122WorkshopUseApp&amp;Waiver)</text:p>
      <text:p text:style-name="P2"/>
      <text:p text:style-name="P2">Complied with us pending Workshop Users input, we believe this more comprehensive <text:span text:style-name="T4">Workshop Users Manual</text:span> developed based upon our needs, concerns, and recommendations better meets our Workshop User needs. <text:s/>This draft, <text:span text:style-name="T9">to be revisited for final review when the above takes place</text:span>, will be kept held on our Workshop Website: <text:s/><text:a xlink:type="simple" xlink:href="http://www.github.com/johnbinford/applewoodpointe" text:style-name="Internet_20_link" text:visited-style-name="Visited_20_Internet_20_Link">www.github.com/johnbinford/applewoodpointe</text:a> </text:p>
      <text:p text:style-name="P2"/>
      <text:p text:style-name="P2">Thanks all for your input on this.</text:p>
      <text:p text:style-name="P3"/>
      <text:p text:style-name="P5">APAV110122WorkshopUsersManDocGui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lph Lavansky</meta:initial-creator>
    <meta:creation-date>2022-08-12T12:32:31.14</meta:creation-date>
    <dc:date>2022-10-31T17:15:38.94</dc:date>
    <dc:creator>Ralph Lavansky</dc:creator>
    <meta:editing-duration>PT8H41M43S</meta:editing-duration>
    <meta:editing-cycles>88</meta:editing-cycles>
    <meta:generator>OpenOffice/4.1.13$Win32 OpenOffice.org_project/4113m1$Build-9810</meta:generator>
    <meta:printed-by>Ralph Lavansky</meta:printed-by>
    <meta:print-date>2022-10-27T23:35:12.74</meta:print-date>
    <meta:document-statistic meta:table-count="1" meta:image-count="0" meta:object-count="0" meta:page-count="1" meta:paragraph-count="15" meta:word-count="241" meta:character-count="1657"/>
  </office:meta>
</office:document-meta>
</file>